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Custom" style:family="table">
      <style:table-properties style:width="6.6931in" style:rel-width="100%" fo:margin-left="0.0035in" fo:margin-top="0in" fo:margin-bottom="0in" table:align="left" style:writing-mode="lr-tb"/>
    </style:style>
    <style:style style:name="TableCustom.Header" style:family="table-cell">
      <style:table-cell-properties style:vertical-align="middle" fo:background-color="#d9d9d9" fo:padding-left="0.0694in" fo:padding-right="0.0694in" fo:padding-top="0in" fo:padding-bottom="0in" fo:border="0.5pt solid #000000">
        <style:background-image/>
      </style:table-cell-properties>
    </style:style>
    <style:style style:name="TableCustom.cell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Custom.HeaderRow" style:family="table-row">
      <style:table-row-properties style:row-height="0.4889in" fo:keep-together="auto"/>
    </style:style>
    <style:style style:name="TableCustom.cellRow" style:family="table-row">
      <style:table-row-properties style:row-height="0.3007in" fo:keep-together="auto"/>
    </style:style>
    <style:style style:name="TableCustom.HeaderP" style:family="paragraph" style:parent-style-name="Standard">
      <style:paragraph-properties fo:margin-top="0.028in" fo:margin-bottom="0.028in" style:contextual-spacing="false" fo:text-align="center" style:justify-single-word="false" fo:keep-together="always" fo:orphans="0" fo:widows="0"/>
      <style:text-properties officeooo:paragraph-rsid="00216b6b"/>
    </style:style>
    <style:style style:name="TableCustom.HeaderT" style:family="text">
      <style:text-properties style:use-window-font-color="true" loext:opacity="0%" fo:font-weight="bold" style:font-name-asian="Calibri" style:font-weight-asian="bold" style:font-size-complex="11pt" style:font-weight-complex="bold"/>
    </style:style>
    <style:style style:name="TableCustom.cellP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paragraph-rsid="00216b6b"/>
    </style:style>
    <style:style style:name="TableCustom.cellT" style:family="paragraph" style:parent-style-name="Standard">
      <style:paragraph-properties fo:margin-top="0.028in" fo:margin-bottom="0.028in" style:contextual-spacing="false" fo:text-align="center" style:justify-single-word="false" fo:keep-together="always" fo:orphans="0" fo:widows="0"/>
      <style:text-properties officeooo:paragraph-rsid="00216b6b"/>
    </style:style>
    <style:style style:name="TableCustom.column" style:family="table-column">
      <style:table-column-properties style:column-width="1.5556in" style:rel-column-width="15230*"/>
    </style:style>
    <style:style style:name="TableCustom.titleText" style:family="text">
      <style:text-properties style:use-window-font-color="true" loext:opacity="0%" style:text-underline-style="solid" style:text-underline-width="auto" style:text-underline-color="font-color" fo:font-weight="bold" style:font-weight-asian="bold" style:font-size-complex="11pt"/>
    </style:style>
    <style:style style:name="Table12" style:family="table">
      <style:table-properties style:width="6.6931in" style:rel-width="100%" fo:margin-left="0.0035in" fo:margin-top="0in" fo:margin-bottom="0in" table:align="left" style:writing-mode="lr-tb"/>
    </style:style>
    <style:style style:name="Table12.A" style:family="table-column">
      <style:table-column-properties style:column-width="1.5556in" style:rel-column-width="15230*"/>
    </style:style>
    <style:style style:name="Table12.B" style:family="table-column">
      <style:table-column-properties style:column-width="1.0896in" style:rel-column-width="10669*"/>
    </style:style>
    <style:style style:name="Table12.C" style:family="table-column">
      <style:table-column-properties style:column-width="1.3438in" style:rel-column-width="13159*"/>
    </style:style>
    <style:style style:name="Table12.D" style:family="table-column">
      <style:table-column-properties style:column-width="1.2007in" style:rel-column-width="11757*"/>
    </style:style>
    <style:style style:name="Table12.E" style:family="table-column">
      <style:table-column-properties style:column-width="1.5035in" style:rel-column-width="14720*"/>
    </style:style>
    <style:style style:name="Table12.1" style:family="table-row">
      <style:table-row-properties style:row-height="0.4889in" fo:keep-together="auto"/>
    </style:style>
    <style:style style:name="Table12.A1" style:family="table-cell">
      <style:table-cell-properties style:vertical-align="middle" fo:background-color="#d9d9d9" fo:padding-left="0.0694in" fo:padding-right="0.0694in" fo:padding-top="0in" fo:padding-bottom="0in" fo:border="0.5pt solid #000000">
        <style:background-image/>
      </style:table-cell-properties>
    </style:style>
    <style:style style:name="Table12.2" style:family="table-row">
      <style:table-row-properties style:row-height="0.3007in" fo:keep-together="auto"/>
    </style:style>
    <style:style style:name="Table12.A2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B2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C2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D2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E2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A3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B3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C3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D3" style:family="table-cell">
      <style:table-cell-properties style:vertical-align="middle" fo:padding-left="0.0694in" fo:padding-right="0.0694in" fo:padding-top="0in" fo:padding-bottom="0in" fo:border="0.5pt solid #000000"/>
    </style:style>
    <style:style style:name="Table12.E3" style:family="table-cell">
      <style:table-cell-properties style:vertical-align="middle" fo:padding-left="0.0694in" fo:padding-right="0.0694in" fo:padding-top="0in" fo:padding-bottom="0in" fo:border="0.5pt solid #000000"/>
    </style:style>
    <style:style style:name="P1" style:family="paragraph" style:parent-style-name="Standard">
      <style:text-properties fo:font-weight="bold" officeooo:rsid="0019f7f5" officeooo:paragraph-rsid="0019f7f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7b6e" officeooo:paragraph-rsid="001d7b6e" style:font-weight-asian="bold" style:font-weight-complex="bold"/>
    </style:style>
    <style:style style:name="P3" style:family="paragraph" style:parent-style-name="Cover_20_Page_20_-_20_Ref_20_No._20__26__20_Date">
      <style:paragraph-properties fo:text-align="start" style:justify-single-word="false"/>
      <style:text-properties fo:font-weight="bold" officeooo:rsid="001f5d11" officeooo:paragraph-rsid="00216b6b" style:font-weight-asian="bold" style:font-style-complex="italic" style:font-weight-complex="bold"/>
    </style:style>
    <style:style style:name="P4" style:family="paragraph" style:parent-style-name="Cover_20_Page_20_-_20_Ref_20_No._20__26__20_Date">
      <style:text-properties style:use-window-font-color="true" loext:opacity="0%" officeooo:paragraph-rsid="00216b6b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f5d11" officeooo:paragraph-rsid="001f5d11" style:font-weight-asian="bold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keep-with-next="always"/>
      <style:text-properties officeooo:paragraph-rsid="00216b6b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paragraph-rsid="00216b6b"/>
    </style:style>
    <style:style style:name="P8" style:family="paragraph" style:parent-style-name="Standard">
      <style:paragraph-properties fo:margin-top="0.028in" fo:margin-bottom="0.028in" style:contextual-spacing="false" fo:text-align="center" style:justify-single-word="false" fo:keep-together="always" fo:orphans="0" fo:widows="0"/>
      <style:text-properties officeooo:paragraph-rsid="00216b6b"/>
    </style:style>
    <style:style style:name="T1" style:family="text">
      <style:text-properties officeooo:rsid="00205317"/>
    </style:style>
    <style:style style:name="T2" style:family="text">
      <style:text-properties style:use-window-font-color="true" loext:opacity="0%" style:text-underline-style="solid" style:text-underline-width="auto" style:text-underline-color="font-color" fo:font-weight="bold" style:font-weight-asian="bold" style:font-size-complex="11pt"/>
    </style:style>
    <style:style style:name="T3" style:family="text">
      <style:text-properties style:use-window-font-color="true" loext:opacity="0%" style:text-underline-style="solid" style:text-underline-width="auto" style:text-underline-color="font-color" style:font-name-asian="Calibri" style:font-size-complex="11pt"/>
    </style:style>
    <style:style style:name="T4" style:family="text">
      <style:text-properties style:use-window-font-color="true" loext:opacity="0%" fo:font-size="8pt" style:text-underline-style="solid" style:text-underline-width="auto" style:text-underline-color="font-color" style:font-name-asian="Calibri" style:font-size-asian="8pt" style:font-size-complex="8pt"/>
    </style:style>
    <style:style style:name="T5" style:family="text">
      <style:text-properties style:use-window-font-color="true" loext:opacity="0%" fo:language="en" fo:country="US" fo:font-weight="bold" style:font-name-asian="Calibri" style:font-weight-asian="bold" style:font-size-complex="11pt" style:font-weight-complex="bold"/>
    </style:style>
    <style:style style:name="T6" style:family="text">
      <style:text-properties style:use-window-font-color="true" loext:opacity="0%" fo:font-weight="bold" style:font-name-asian="Calibri" style:font-weight-asian="bold" style:font-size-complex="11pt" style:font-weight-complex="bold"/>
    </style:style>
    <style:style style:name="T7" style:family="text">
      <style:text-properties style:use-window-font-color="true" loext:opacity="0%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John Doe !</text:p>
      <text:p text:style-name="P2"><draw:frame draw:name="img1" svg:width="300.0pt" svg:height="300.0pt"><draw:image xlink:type="simple" xlink:show="embed" xlink:actuate="onLoad"> <office:binary-data></office:binary-data></draw:image></draw:frame></text:p>
      <text:p text:style-name="P5"/>
      <text:p text:style-name="TableCustom.titleP"><text:span text:style-name="TableCustom.titleText">TEST1233</text:span><text:span><text:line-break/></text:span></text:p>
      <table:table table:name="TableCustom" table:style-name="TableCustom">
        <table:table-column table:style-name="TableCustom.column"/>
        <table:table-column table:style-name="TableCustom.column"/>
        <table:table-column table:style-name="TableCustom.column"/>
        <table:table-row table:style-name="TableCustom.HeaderRow">
          <table:table-cell table:style-name="TableCustom.Header" office:value-type="string">
            <text:p text:style-name="TableCustom.HeaderP"><text:span text:style-name="TableCustom.HeaderT">col1</text:span></text:p>
          </table:table-cell>
          <table:table-cell table:style-name="TableCustom.Header" office:value-type="string">
            <text:p text:style-name="TableCustom.HeaderP"><text:span text:style-name="TableCustom.HeaderT">col2</text:span></text:p>
          </table:table-cell>
          <table:table-cell table:style-name="TableCustom.Header" office:value-type="string">
            <text:p text:style-name="TableCustom.HeaderP"><text:span text:style-name="TableCustom.HeaderT">col3</text:span></text:p>
          </table:table-cell>
        </table:table-row>
        <table:table-row table:style-name="TableCustom.cellRow">
          <table:table-cell table:style-name="TableCustom.cell" office:value-type="string">
            <text:p text:style-name="TableCustom.cellP"><text:span text:style-name="TableCustom.cellT">data1</text:span></text:p>
          </table:table-cell>
          <table:table-cell table:style-name="TableCustom.cell" office:value-type="string">
            <text:p text:style-name="TableCustom.cellP"><text:span text:style-name="TableCustom.cellT">data2</text:span></text:p>
          </table:table-cell>
          <table:table-cell table:style-name="TableCustom.cell" office:value-type="string">
            <text:p text:style-name="TableCustom.cellP"><text:span text:style-name="TableCustom.cellT">data3</text:span></text:p>
          </table:table-cell>
        </table:table-row>
      </table:table>
      <text:p><text:span text:style-name="T1"/></text:p>
      <text:p text:style-name="P5"/>
      <text:p text:style-name="P5"/>
      <text:p text:style-name="P6"><text:span text:style-name="T2">Receiver Settings</text:span><text:span text:style-name="T3">:</text:span><text:span text:style-name="T4"><text:line-break/>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8"><text:span text:style-name="T5">Subrange</text:span></text:p>
          </table:table-cell>
          <table:table-cell table:style-name="Table12.A1" office:value-type="string">
            <text:p text:style-name="P8"><text:span text:style-name="T6">Detectors</text:span></text:p>
          </table:table-cell>
          <table:table-cell table:style-name="Table12.A1" office:value-type="string">
            <text:p text:style-name="P8"><text:span text:style-name="T6">IF Bandwidth</text:span></text:p>
          </table:table-cell>
          <table:table-cell table:style-name="Table12.A1" office:value-type="string">
            <text:p text:style-name="P8"><text:span text:style-name="T6">Meas. Time</text:span></text:p>
          </table:table-cell>
          <table:table-cell table:style-name="Table12.A1" office:value-type="string">
            <text:p text:style-name="P8"><text:span text:style-name="T6">Receiver</text:span></text:p>
          </table:table-cell>
        </table:table-row>
        <table:table-row table:style-name="Table12.2">
          <table:table-cell table:style-name="Table12.A2" office:value-type="string">
            <text:p text:style-name="P7"><text:span text:style-name="T7">30Hz- 1kHz</text:span></text:p>
          </table:table-cell>
          <table:table-cell table:style-name="Table12.B2" office:value-type="string">
            <text:p text:style-name="P7"><text:span text:style-name="T7">Peak</text:span></text:p>
          </table:table-cell>
          <table:table-cell table:style-name="Table12.C2" office:value-type="string">
            <text:p text:style-name="P7"><text:span text:style-name="T7">10Hz</text:span></text:p>
          </table:table-cell>
          <table:table-cell table:style-name="Table12.D2" office:value-type="string">
            <text:p text:style-name="P7"><text:span text:style-name="T7">0.15s</text:span></text:p>
          </table:table-cell>
          <table:table-cell table:style-name="Table12.E2" office:value-type="string">
            <text:p text:style-name="P7"><text:span text:style-name="T7">ESU40</text:span></text:p>
          </table:table-cell>
        </table:table-row>
        <table:table-row table:style-name="Table12.2">
          <table:table-cell table:style-name="Table12.A3" office:value-type="string">
            <text:p text:style-name="P7"><text:span text:style-name="T7">1kHz- 10kHz</text:span></text:p>
          </table:table-cell>
          <table:table-cell table:style-name="Table12.B3" office:value-type="string">
            <text:p text:style-name="P7"><text:span text:style-name="T7">Peak</text:span></text:p>
          </table:table-cell>
          <table:table-cell table:style-name="Table12.C3" office:value-type="string">
            <text:p text:style-name="P7"><text:span text:style-name="T7">100Hz</text:span></text:p>
          </table:table-cell>
          <table:table-cell table:style-name="Table12.D3" office:value-type="string">
            <text:p text:style-name="P7"><text:span text:style-name="T7">0.015s</text:span></text:p>
          </table:table-cell>
          <table:table-cell table:style-name="Table12.E3" office:value-type="string">
            <text:p text:style-name="P7"><text:span text:style-name="T7">ESU40</text:span></text:p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ver_20_Page_20_-_20_Ref_20_No._20__26__20_Date" style:display-name="Cover Page - Ref No. &amp; Date" style:family="paragraph" style:parent-style-name="Standard">
      <loext:graphic-properties draw:fill="solid" draw:fill-color="#ffffff"/>
      <style:paragraph-properties fo:margin-top="0.139in" fo:margin-bottom="0.028in" style:contextual-spacing="true" fo:line-height="150%" fo:text-align="center" style:justify-single-word="false" fo:background-color="#ffffff"/>
      <style:text-properties fo:color="#000000" loext:opacity="100%" fo:font-size="12pt" fo:font-weight="bold" style:font-size-asian="12pt" style:font-weight-asian="bold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11-06T19:24:20.916000000</dc:date>
    <meta:editing-duration>PT9M57S</meta:editing-duration>
    <meta:editing-cycles>8</meta:editing-cycles>
    <meta:generator>LibreOffice/7.3.5.2$Windows_X86_64 LibreOffice_project/184fe81b8c8c30d8b5082578aee2fed2ea847c01</meta:generator>
    <meta:document-statistic meta:table-count="1" meta:image-count="0" meta:object-count="0" meta:page-count="1" meta:paragraph-count="19" meta:word-count="27" meta:character-count="177" meta:non-whitespace-character-count="168"/>
  </office:meta>
</office:document-meta>
</file>